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3cm" style:rel-column-width="11294*"/>
    </style:style>
    <style:style style:name="Tableau1.B" style:family="table-column">
      <style:table-column-properties style:column-width="5.567cm" style:rel-column-width="21459*"/>
    </style:style>
    <style:style style:name="Tableau1.C" style:family="table-column">
      <style:table-column-properties style:column-width="2.598cm" style:rel-column-width="10015*"/>
    </style:style>
    <style:style style:name="Tableau1.D" style:family="table-column">
      <style:table-column-properties style:column-width="5.906cm" style:rel-column-width="22767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A5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Tableau2" style:family="table">
      <style:table-properties style:width="14.072cm" table:align="margins" style:shadow="none"/>
    </style:style>
    <style:style style:name="Tableau2.A" style:family="table-column">
      <style:table-column-properties style:column-width="14.072cm" style:rel-column-width="6553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transparent" fo:padding="0cm" fo:border-left="none" fo:border-right="none" fo:border-top="none" fo:border-bottom="0.0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OBJECTIF OPERATIONNEL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so_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so_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5" table:number-rows-spanned="3" office:value-type="string">
            <text:p text:style-name="fa-attr-libellé">Objectif opérationnel</text:p>
          </table:table-cell>
          <table:table-cell table:style-name="Tableau1.A4" table:number-rows-spanned="3" office:value-type="string">
            <text:p text:style-name="fa-attr-valeur"><text:text-input text:description="">self.Title()</text:text-input></text:p>
          </table:table-cell>
          <table:table-cell table:style-name="Tableau1.A5" office:value-type="string">
            <text:p text:style-name="fa-attr-libellé">Indicateur de résultat</text:p>
          </table:table-cell>
          <table:table-cell table:style-name="Tableau1.A2" office:value-type="string">
            <text:p text:style-name="fa-attr-valeur"><office:annotation><dc:creator>sge </dc:creator><dc:date>2013-06-18T23:05:49</dc:date><text:p text:style-name="P1"><text:span text:style-name="T1">do text</text:span></text:p><text:p text:style-name="P1"><text:span text:style-name="T1">from xhtml(view.formatResultIndicator())</text:span></text:p></office:annotation>result_indicator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Priorité</text:p>
          </table:table-cell>
          <table:table-cell table:style-name="Tableau1.A2" office:value-type="string">
            <text:p text:style-name="fa-attr-valeur"><text:text-input text:description="">view.vocValue(u'imio.project.core.content.project.priority_vocabulary', 'priority')</text:text-input>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5" office:value-type="string">
            <text:p text:style-name="fa-attr-libellé">Responsable mandataire</text:p>
          </table:table-cell>
          <table:table-cell table:style-name="Tableau1.A2" table:number-columns-spanned="3" office:value-type="string">
            <text:p text:style-name="fa-attr-valeur"><text:text-input text:description="">view.vocValues(u'imio.project.pst.content.operational.representative_responsible_vocabulary', 'representative_responsible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Responsable administratif</text:p>
          </table:table-cell>
          <table:table-cell table:style-name="Tableau1.A2" table:number-columns-spanned="3" office:value-type="string">
            <text:p text:style-name="fa-attr-valeur"><text:text-input text:description="">view.vocValues(u'imio.project.pst.content.operational.administrative_responsible_vocabulary', 'administrative_responsible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Service gestionnaire</text:p>
          </table:table-cell>
          <table:table-cell table:style-name="Tableau1.A2" table:number-columns-spanned="3" office:value-type="string">
            <text:p text:style-name="fa-attr-valeur"><text:text-input text:description="">view.vocValues('imio.project.core.content.project.manager_vocabulary', 'manager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2">do text</text:span></text:p><text:p text:style-name="P1"><text:span text:style-name="T2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1">do text</text:span></text:p><text:p text:style-name="P1"><text:span text:style-name="T1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Actions à mener et Gestionnaire</text:p>
          </table:table-cell>
          <table:table-cell table:style-name="Tableau1.A2" table:number-columns-spanned="3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Table_20_Contents"><office:annotation><dc:creator>sge </dc:creator><dc:date>2013-06-21T10:38:34</dc:date><text:p text:style-name="P1"><text:span text:style-name="T1">do row for act in view.getActions()</text:span></text:p></office:annotation><text:text-input text:description="">"%s  −  %s" % (act.Title(), view.vocValues('imio.project.core.content.project.manager_vocabulary', 'manager', obj=act, sep=', '))</text:text-input></text:p>
                </table:table-cell>
              </table:table-row>
            </table:table>
            <text:p text:style-name="fa-attr-valeur"/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2">do text</text:span></text:p><text:p text:style-name="P1"><text:span text:style-name="T2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21T14:21:08</dc:date>
    <dc:creator>sge </dc:creator>
    <meta:editing-duration>PT5H8M33S</meta:editing-duration>
    <meta:editing-cycles>47</meta:editing-cycles>
    <meta:generator>LibreOffice/3.5$Linux_X86_64 LibreOffice_project/350m1$Build-2</meta:generator>
    <meta:document-statistic meta:table-count="2" meta:image-count="0" meta:object-count="0" meta:page-count="1" meta:paragraph-count="27" meta:word-count="68" meta:character-count="1003" meta:non-whitespace-character-count="965"/>
  </office:meta>
</office:document-meta>
</file>